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5pt"/>
    </style:style>
    <style:style style:name="co2" style:family="table-column">
      <style:table-column-properties fo:break-before="auto" style:column-width="37.45pt"/>
    </style:style>
    <style:style style:name="co3" style:family="table-column">
      <style:table-column-properties fo:break-before="auto" style:column-width="79.91pt"/>
    </style:style>
    <style:style style:name="co4" style:family="table-column">
      <style:table-column-properties fo:break-before="auto" style:column-width="85.6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um_sum" table:style-name="ta1">
        <table:shapes>
          <draw:frame draw:z-index="0" draw:style-name="gr1" draw:text-style-name="P1" svg:width="453.51pt" svg:height="255.09pt" svg:x="295.85pt" svg:y="2.83pt">
            <loext:p draw:notify-on-update-of-ranges="sum_sum.C1:sum_sum.C100 sum_sum.D1:sum_sum.D100 sum_sum.C1:sum_sum.C100 sum_sum.E1:sum_sum.E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68" calcext:value-type="float">
            <text:p>4068</text:p>
          </table:table-cell>
          <table:table-cell office:value-type="float" office:value="3.000009896" calcext:value-type="float">
            <text:p>3.000009896</text:p>
          </table:table-cell>
          <table:table-cell office:value-type="float" office:value="28.300196460445" calcext:value-type="float">
            <text:p>28.300196460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532" calcext:value-type="float">
            <text:p>4532</text:p>
          </table:table-cell>
          <table:table-cell office:value-type="float" office:value="6.000009896" calcext:value-type="float">
            <text:p>6.000009896</text:p>
          </table:table-cell>
          <table:table-cell office:value-type="float" office:value="32.330170514135" calcext:value-type="float">
            <text:p>32.330170514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96" calcext:value-type="float">
            <text:p>4996</text:p>
          </table:table-cell>
          <table:table-cell office:value-type="float" office:value="9.000009896" calcext:value-type="float">
            <text:p>9.000009896</text:p>
          </table:table-cell>
          <table:table-cell office:value-type="float" office:value="29.472261442362" calcext:value-type="float">
            <text:p>29.472261442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460" calcext:value-type="float">
            <text:p>5460</text:p>
          </table:table-cell>
          <table:table-cell office:value-type="float" office:value="12.000009896" calcext:value-type="float">
            <text:p>12.000009896</text:p>
          </table:table-cell>
          <table:table-cell office:value-type="float" office:value="31.130651833741" calcext:value-type="float">
            <text:p>31.130651833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924" calcext:value-type="float">
            <text:p>5924</text:p>
          </table:table-cell>
          <table:table-cell office:value-type="float" office:value="15.000009896" calcext:value-type="float">
            <text:p>15.000009896</text:p>
          </table:table-cell>
          <table:table-cell office:value-type="float" office:value="31.133832824503" calcext:value-type="float">
            <text:p>31.133832824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388" calcext:value-type="float">
            <text:p>6388</text:p>
          </table:table-cell>
          <table:table-cell office:value-type="float" office:value="18.000009896" calcext:value-type="float">
            <text:p>18.000009896</text:p>
          </table:table-cell>
          <table:table-cell office:value-type="float" office:value="30.387446704832" calcext:value-type="float">
            <text:p>30.387446704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852" calcext:value-type="float">
            <text:p>6852</text:p>
          </table:table-cell>
          <table:table-cell office:value-type="float" office:value="21.000009896" calcext:value-type="float">
            <text:p>21.000009896</text:p>
          </table:table-cell>
          <table:table-cell office:value-type="float" office:value="29.583352257387" calcext:value-type="float">
            <text:p>29.583352257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316" calcext:value-type="float">
            <text:p>7316</text:p>
          </table:table-cell>
          <table:table-cell office:value-type="float" office:value="24.000009896" calcext:value-type="float">
            <text:p>24.000009896</text:p>
          </table:table-cell>
          <table:table-cell office:value-type="float" office:value="29.579881093319" calcext:value-type="float">
            <text:p>29.579881093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780" calcext:value-type="float">
            <text:p>7780</text:p>
          </table:table-cell>
          <table:table-cell office:value-type="float" office:value="27.000009896" calcext:value-type="float">
            <text:p>27.000009896</text:p>
          </table:table-cell>
          <table:table-cell office:value-type="float" office:value="31.599320617586" calcext:value-type="float">
            <text:p>31.599320617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244" calcext:value-type="float">
            <text:p>8244</text:p>
          </table:table-cell>
          <table:table-cell office:value-type="float" office:value="30.000009896" calcext:value-type="float">
            <text:p>30.000009896</text:p>
          </table:table-cell>
          <table:table-cell office:value-type="float" office:value="28.591822447045" calcext:value-type="float">
            <text:p>28.59182244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708" calcext:value-type="float">
            <text:p>8708</text:p>
          </table:table-cell>
          <table:table-cell office:value-type="float" office:value="33.000009896" calcext:value-type="float">
            <text:p>33.000009896</text:p>
          </table:table-cell>
          <table:table-cell office:value-type="float" office:value="30.301858961017" calcext:value-type="float">
            <text:p>30.30185896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172" calcext:value-type="float">
            <text:p>9172</text:p>
          </table:table-cell>
          <table:table-cell office:value-type="float" office:value="36.000009896" calcext:value-type="float">
            <text:p>36.000009896</text:p>
          </table:table-cell>
          <table:table-cell office:value-type="float" office:value="33.260746333091" calcext:value-type="float">
            <text:p>33.260746333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636" calcext:value-type="float">
            <text:p>9636</text:p>
          </table:table-cell>
          <table:table-cell office:value-type="float" office:value="39.000009896" calcext:value-type="float">
            <text:p>39.000009896</text:p>
          </table:table-cell>
          <table:table-cell office:value-type="float" office:value="29.761258668355" calcext:value-type="float">
            <text:p>29.761258668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100" calcext:value-type="float">
            <text:p>10100</text:p>
          </table:table-cell>
          <table:table-cell office:value-type="float" office:value="42.000009896" calcext:value-type="float">
            <text:p>42.000009896</text:p>
          </table:table-cell>
          <table:table-cell office:value-type="float" office:value="28.837842491924" calcext:value-type="float">
            <text:p>28.837842491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564" calcext:value-type="float">
            <text:p>10564</text:p>
          </table:table-cell>
          <table:table-cell office:value-type="float" office:value="45.000009896" calcext:value-type="float">
            <text:p>45.000009896</text:p>
          </table:table-cell>
          <table:table-cell office:value-type="float" office:value="29.844105160185" calcext:value-type="float">
            <text:p>29.844105160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028" calcext:value-type="float">
            <text:p>11028</text:p>
          </table:table-cell>
          <table:table-cell office:value-type="float" office:value="48.000009896" calcext:value-type="float">
            <text:p>48.000009896</text:p>
          </table:table-cell>
          <table:table-cell office:value-type="float" office:value="32.208359782257" calcext:value-type="float">
            <text:p>32.208359782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492" calcext:value-type="float">
            <text:p>11492</text:p>
          </table:table-cell>
          <table:table-cell office:value-type="float" office:value="51.000009896" calcext:value-type="float">
            <text:p>51.000009896</text:p>
          </table:table-cell>
          <table:table-cell office:value-type="float" office:value="29.678076614634" calcext:value-type="float">
            <text:p>29.678076614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956" calcext:value-type="float">
            <text:p>11956</text:p>
          </table:table-cell>
          <table:table-cell office:value-type="float" office:value="54.000009896" calcext:value-type="float">
            <text:p>54.000009896</text:p>
          </table:table-cell>
          <table:table-cell office:value-type="float" office:value="30.119977619309" calcext:value-type="float">
            <text:p>30.119977619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2420" calcext:value-type="float">
            <text:p>12420</text:p>
          </table:table-cell>
          <table:table-cell office:value-type="float" office:value="57.000009896" calcext:value-type="float">
            <text:p>57.000009896</text:p>
          </table:table-cell>
          <table:table-cell office:value-type="float" office:value="31.132607768691" calcext:value-type="float">
            <text:p>31.132607768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2905" calcext:value-type="float">
            <text:p>12905</text:p>
          </table:table-cell>
          <table:table-cell office:value-type="float" office:value="60.000009896" calcext:value-type="float">
            <text:p>60.000009896</text:p>
          </table:table-cell>
          <table:table-cell office:value-type="float" office:value="111.99671712405" calcext:value-type="float">
            <text:p>111.996717124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3678" calcext:value-type="float">
            <text:p>13678</text:p>
          </table:table-cell>
          <table:table-cell office:value-type="float" office:value="63.000009896" calcext:value-type="float">
            <text:p>63.000009896</text:p>
          </table:table-cell>
          <table:table-cell office:value-type="float" office:value="30.963269004738" calcext:value-type="float">
            <text:p>30.963269004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142" calcext:value-type="float">
            <text:p>14142</text:p>
          </table:table-cell>
          <table:table-cell office:value-type="float" office:value="66.000009896" calcext:value-type="float">
            <text:p>66.000009896</text:p>
          </table:table-cell>
          <table:table-cell office:value-type="float" office:value="28.043978052143" calcext:value-type="float">
            <text:p>28.043978052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606" calcext:value-type="float">
            <text:p>14606</text:p>
          </table:table-cell>
          <table:table-cell office:value-type="float" office:value="69.000009896" calcext:value-type="float">
            <text:p>69.000009896</text:p>
          </table:table-cell>
          <table:table-cell office:value-type="float" office:value="29.347044800329" calcext:value-type="float">
            <text:p>29.347044800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5070" calcext:value-type="float">
            <text:p>15070</text:p>
          </table:table-cell>
          <table:table-cell office:value-type="float" office:value="72.000009896" calcext:value-type="float">
            <text:p>72.000009896</text:p>
          </table:table-cell>
          <table:table-cell office:value-type="float" office:value="28.799277510795" calcext:value-type="float">
            <text:p>28.799277510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5534" calcext:value-type="float">
            <text:p>15534</text:p>
          </table:table-cell>
          <table:table-cell office:value-type="float" office:value="75.000009896" calcext:value-type="float">
            <text:p>75.000009896</text:p>
          </table:table-cell>
          <table:table-cell office:value-type="float" office:value="30.118754836797" calcext:value-type="float">
            <text:p>30.118754836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5998" calcext:value-type="float">
            <text:p>15998</text:p>
          </table:table-cell>
          <table:table-cell office:value-type="float" office:value="78.000009896" calcext:value-type="float">
            <text:p>78.000009896</text:p>
          </table:table-cell>
          <table:table-cell office:value-type="float" office:value="29.341995501122" calcext:value-type="float">
            <text:p>29.341995501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6462" calcext:value-type="float">
            <text:p>16462</text:p>
          </table:table-cell>
          <table:table-cell office:value-type="float" office:value="81.000009896" calcext:value-type="float">
            <text:p>81.000009896</text:p>
          </table:table-cell>
          <table:table-cell office:value-type="float" office:value="29.657536085831" calcext:value-type="float">
            <text:p>29.657536085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6926" calcext:value-type="float">
            <text:p>16926</text:p>
          </table:table-cell>
          <table:table-cell office:value-type="float" office:value="84.000009896" calcext:value-type="float">
            <text:p>84.000009896</text:p>
          </table:table-cell>
          <table:table-cell office:value-type="float" office:value="29.113634494717" calcext:value-type="float">
            <text:p>29.113634494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7390" calcext:value-type="float">
            <text:p>17390</text:p>
          </table:table-cell>
          <table:table-cell office:value-type="float" office:value="87.000009896" calcext:value-type="float">
            <text:p>87.000009896</text:p>
          </table:table-cell>
          <table:table-cell office:value-type="float" office:value="28.02133470116" calcext:value-type="float">
            <text:p>28.021334701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8872" calcext:value-type="float">
            <text:p>18872</text:p>
          </table:table-cell>
          <table:table-cell office:value-type="float" office:value="90.000009896" calcext:value-type="float">
            <text:p>90.000009896</text:p>
          </table:table-cell>
          <table:table-cell office:value-type="float" office:value="33.773564933427" calcext:value-type="float">
            <text:p>33.773564933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9338" calcext:value-type="float">
            <text:p>19338</text:p>
          </table:table-cell>
          <table:table-cell office:value-type="float" office:value="93.000009896" calcext:value-type="float">
            <text:p>93.000009896</text:p>
          </table:table-cell>
          <table:table-cell office:value-type="float" office:value="32.012563167142" calcext:value-type="float">
            <text:p>32.012563167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9802" calcext:value-type="float">
            <text:p>19802</text:p>
          </table:table-cell>
          <table:table-cell office:value-type="float" office:value="96.000009896" calcext:value-type="float">
            <text:p>96.000009896</text:p>
          </table:table-cell>
          <table:table-cell office:value-type="float" office:value="30.706858304165" calcext:value-type="float">
            <text:p>30.706858304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266" calcext:value-type="float">
            <text:p>20266</text:p>
          </table:table-cell>
          <table:table-cell office:value-type="float" office:value="99.000009896" calcext:value-type="float">
            <text:p>99.000009896</text:p>
          </table:table-cell>
          <table:table-cell office:value-type="float" office:value="32.422652809394" calcext:value-type="float">
            <text:p>32.422652809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730" calcext:value-type="float">
            <text:p>20730</text:p>
          </table:table-cell>
          <table:table-cell office:value-type="float" office:value="102.000009896" calcext:value-type="float">
            <text:p>102.000009896</text:p>
          </table:table-cell>
          <table:table-cell office:value-type="float" office:value="30.729960959536" calcext:value-type="float">
            <text:p>30.729960959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1194" calcext:value-type="float">
            <text:p>21194</text:p>
          </table:table-cell>
          <table:table-cell office:value-type="float" office:value="105.000009896" calcext:value-type="float">
            <text:p>105.000009896</text:p>
          </table:table-cell>
          <table:table-cell office:value-type="float" office:value="29.9308607995" calcext:value-type="float">
            <text:p>29.930860799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1658" calcext:value-type="float">
            <text:p>21658</text:p>
          </table:table-cell>
          <table:table-cell office:value-type="float" office:value="108.000009896" calcext:value-type="float">
            <text:p>108.000009896</text:p>
          </table:table-cell>
          <table:table-cell office:value-type="float" office:value="29.448978190757" calcext:value-type="float">
            <text:p>29.448978190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2122" calcext:value-type="float">
            <text:p>22122</text:p>
          </table:table-cell>
          <table:table-cell office:value-type="float" office:value="111.000009896" calcext:value-type="float">
            <text:p>111.000009896</text:p>
          </table:table-cell>
          <table:table-cell office:value-type="float" office:value="32.643443694751" calcext:value-type="float">
            <text:p>32.643443694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2586" calcext:value-type="float">
            <text:p>22586</text:p>
          </table:table-cell>
          <table:table-cell office:value-type="float" office:value="114.000009896" calcext:value-type="float">
            <text:p>114.000009896</text:p>
          </table:table-cell>
          <table:table-cell office:value-type="float" office:value="30.126258426282" calcext:value-type="float">
            <text:p>30.126258426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3050" calcext:value-type="float">
            <text:p>23050</text:p>
          </table:table-cell>
          <table:table-cell office:value-type="float" office:value="117.000009896" calcext:value-type="float">
            <text:p>117.000009896</text:p>
          </table:table-cell>
          <table:table-cell office:value-type="float" office:value="30.48250703387" calcext:value-type="float">
            <text:p>30.482507033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3514" calcext:value-type="float">
            <text:p>23514</text:p>
          </table:table-cell>
          <table:table-cell office:value-type="float" office:value="120.000009896" calcext:value-type="float">
            <text:p>120.000009896</text:p>
          </table:table-cell>
          <table:table-cell office:value-type="float" office:value="31.28780077041" calcext:value-type="float">
            <text:p>31.287800770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5967" calcext:value-type="float">
            <text:p>25967</text:p>
          </table:table-cell>
          <table:table-cell office:value-type="float" office:value="123.000028016" calcext:value-type="float">
            <text:p>123.000028016</text:p>
          </table:table-cell>
          <table:table-cell office:value-type="float" office:value="31.366347028182" calcext:value-type="float">
            <text:p>31.366347028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7192" calcext:value-type="float">
            <text:p>27192</text:p>
          </table:table-cell>
          <table:table-cell office:value-type="float" office:value="126.000009896" calcext:value-type="float">
            <text:p>126.000009896</text:p>
          </table:table-cell>
          <table:table-cell office:value-type="float" office:value="28.808919820425" calcext:value-type="float">
            <text:p>28.808919820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7656" calcext:value-type="float">
            <text:p>27656</text:p>
          </table:table-cell>
          <table:table-cell office:value-type="float" office:value="129.000009896" calcext:value-type="float">
            <text:p>129.000009896</text:p>
          </table:table-cell>
          <table:table-cell office:value-type="float" office:value="31.191290268156" calcext:value-type="float">
            <text:p>31.191290268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8120" calcext:value-type="float">
            <text:p>28120</text:p>
          </table:table-cell>
          <table:table-cell office:value-type="float" office:value="132.000009896" calcext:value-type="float">
            <text:p>132.000009896</text:p>
          </table:table-cell>
          <table:table-cell office:value-type="float" office:value="28.386930891706" calcext:value-type="float">
            <text:p>28.386930891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8584" calcext:value-type="float">
            <text:p>28584</text:p>
          </table:table-cell>
          <table:table-cell office:value-type="float" office:value="135.000009896" calcext:value-type="float">
            <text:p>135.000009896</text:p>
          </table:table-cell>
          <table:table-cell office:value-type="float" office:value="33.423269563372" calcext:value-type="float">
            <text:p>33.423269563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9048" calcext:value-type="float">
            <text:p>29048</text:p>
          </table:table-cell>
          <table:table-cell office:value-type="float" office:value="138.000009896" calcext:value-type="float">
            <text:p>138.000009896</text:p>
          </table:table-cell>
          <table:table-cell office:value-type="float" office:value="31.461182333052" calcext:value-type="float">
            <text:p>31.461182333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9512" calcext:value-type="float">
            <text:p>29512</text:p>
          </table:table-cell>
          <table:table-cell office:value-type="float" office:value="141.000009896" calcext:value-type="float">
            <text:p>141.000009896</text:p>
          </table:table-cell>
          <table:table-cell office:value-type="float" office:value="28.665693001352" calcext:value-type="float">
            <text:p>28.665693001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9976" calcext:value-type="float">
            <text:p>29976</text:p>
          </table:table-cell>
          <table:table-cell office:value-type="float" office:value="144.000009896" calcext:value-type="float">
            <text:p>144.000009896</text:p>
          </table:table-cell>
          <table:table-cell office:value-type="float" office:value="29.873721502698" calcext:value-type="float">
            <text:p>29.873721502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0440" calcext:value-type="float">
            <text:p>30440</text:p>
          </table:table-cell>
          <table:table-cell office:value-type="float" office:value="147.000009896" calcext:value-type="float">
            <text:p>147.000009896</text:p>
          </table:table-cell>
          <table:table-cell office:value-type="float" office:value="29.498503880271" calcext:value-type="float">
            <text:p>29.498503880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0904" calcext:value-type="float">
            <text:p>30904</text:p>
          </table:table-cell>
          <table:table-cell office:value-type="float" office:value="150.000009896" calcext:value-type="float">
            <text:p>150.000009896</text:p>
          </table:table-cell>
          <table:table-cell office:value-type="float" office:value="31.598788537618" calcext:value-type="float">
            <text:p>31.598788537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1368" calcext:value-type="float">
            <text:p>31368</text:p>
          </table:table-cell>
          <table:table-cell office:value-type="float" office:value="153.000009896" calcext:value-type="float">
            <text:p>153.000009896</text:p>
          </table:table-cell>
          <table:table-cell office:value-type="float" office:value="29.594596886367" calcext:value-type="float">
            <text:p>29.594596886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1832" calcext:value-type="float">
            <text:p>31832</text:p>
          </table:table-cell>
          <table:table-cell office:value-type="float" office:value="156.000009896" calcext:value-type="float">
            <text:p>156.000009896</text:p>
          </table:table-cell>
          <table:table-cell office:value-type="float" office:value="31.928090392696" calcext:value-type="float">
            <text:p>31.928090392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2296" calcext:value-type="float">
            <text:p>32296</text:p>
          </table:table-cell>
          <table:table-cell office:value-type="float" office:value="159.000009896" calcext:value-type="float">
            <text:p>159.000009896</text:p>
          </table:table-cell>
          <table:table-cell office:value-type="float" office:value="28.055301641567" calcext:value-type="float">
            <text:p>28.055301641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2760" calcext:value-type="float">
            <text:p>32760</text:p>
          </table:table-cell>
          <table:table-cell office:value-type="float" office:value="162.000009896" calcext:value-type="float">
            <text:p>162.000009896</text:p>
          </table:table-cell>
          <table:table-cell office:value-type="float" office:value="29.919366503878" calcext:value-type="float">
            <text:p>29.919366503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3224" calcext:value-type="float">
            <text:p>33224</text:p>
          </table:table-cell>
          <table:table-cell office:value-type="float" office:value="165.000009896" calcext:value-type="float">
            <text:p>165.000009896</text:p>
          </table:table-cell>
          <table:table-cell office:value-type="float" office:value="29.014863372179" calcext:value-type="float">
            <text:p>29.014863372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3688" calcext:value-type="float">
            <text:p>33688</text:p>
          </table:table-cell>
          <table:table-cell office:value-type="float" office:value="168.000009896" calcext:value-type="float">
            <text:p>168.000009896</text:p>
          </table:table-cell>
          <table:table-cell office:value-type="float" office:value="29.984405659295" calcext:value-type="float">
            <text:p>29.984405659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4152" calcext:value-type="float">
            <text:p>34152</text:p>
          </table:table-cell>
          <table:table-cell office:value-type="float" office:value="171.000009896" calcext:value-type="float">
            <text:p>171.000009896</text:p>
          </table:table-cell>
          <table:table-cell office:value-type="float" office:value="31.347059430825" calcext:value-type="float">
            <text:p>31.347059430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4616" calcext:value-type="float">
            <text:p>34616</text:p>
          </table:table-cell>
          <table:table-cell office:value-type="float" office:value="174.000009896" calcext:value-type="float">
            <text:p>174.000009896</text:p>
          </table:table-cell>
          <table:table-cell office:value-type="float" office:value="30.756868669354" calcext:value-type="float">
            <text:p>30.756868669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5080" calcext:value-type="float">
            <text:p>35080</text:p>
          </table:table-cell>
          <table:table-cell office:value-type="float" office:value="177.000009896" calcext:value-type="float">
            <text:p>177.000009896</text:p>
          </table:table-cell>
          <table:table-cell office:value-type="float" office:value="29.58362307136" calcext:value-type="float">
            <text:p>29.583623071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6596" calcext:value-type="float">
            <text:p>36596</text:p>
          </table:table-cell>
          <table:table-cell office:value-type="float" office:value="180.000009896" calcext:value-type="float">
            <text:p>180.000009896</text:p>
          </table:table-cell>
          <table:table-cell office:value-type="float" office:value="30.563050924825" calcext:value-type="float">
            <text:p>30.563050924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7090" calcext:value-type="float">
            <text:p>37090</text:p>
          </table:table-cell>
          <table:table-cell office:value-type="float" office:value="183.000009896" calcext:value-type="float">
            <text:p>183.000009896</text:p>
          </table:table-cell>
          <table:table-cell office:value-type="float" office:value="32.110499626412" calcext:value-type="float">
            <text:p>32.110499626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7554" calcext:value-type="float">
            <text:p>37554</text:p>
          </table:table-cell>
          <table:table-cell office:value-type="float" office:value="186.000009896" calcext:value-type="float">
            <text:p>186.000009896</text:p>
          </table:table-cell>
          <table:table-cell office:value-type="float" office:value="30.138197628742" calcext:value-type="float">
            <text:p>30.138197628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8018" calcext:value-type="float">
            <text:p>38018</text:p>
          </table:table-cell>
          <table:table-cell office:value-type="float" office:value="189.000009896" calcext:value-type="float">
            <text:p>189.000009896</text:p>
          </table:table-cell>
          <table:table-cell office:value-type="float" office:value="29.722910891313" calcext:value-type="float">
            <text:p>29.722910891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8482" calcext:value-type="float">
            <text:p>38482</text:p>
          </table:table-cell>
          <table:table-cell office:value-type="float" office:value="192.000009896" calcext:value-type="float">
            <text:p>192.000009896</text:p>
          </table:table-cell>
          <table:table-cell office:value-type="float" office:value="29.574591398978" calcext:value-type="float">
            <text:p>29.57459139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8946" calcext:value-type="float">
            <text:p>38946</text:p>
          </table:table-cell>
          <table:table-cell office:value-type="float" office:value="195.000009896" calcext:value-type="float">
            <text:p>195.000009896</text:p>
          </table:table-cell>
          <table:table-cell office:value-type="float" office:value="30.442784385042" calcext:value-type="float">
            <text:p>30.44278438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9410" calcext:value-type="float">
            <text:p>39410</text:p>
          </table:table-cell>
          <table:table-cell office:value-type="float" office:value="198.000009896" calcext:value-type="float">
            <text:p>198.000009896</text:p>
          </table:table-cell>
          <table:table-cell office:value-type="float" office:value="29.520537218671" calcext:value-type="float">
            <text:p>29.520537218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9874" calcext:value-type="float">
            <text:p>39874</text:p>
          </table:table-cell>
          <table:table-cell office:value-type="float" office:value="201.000009896" calcext:value-type="float">
            <text:p>201.000009896</text:p>
          </table:table-cell>
          <table:table-cell office:value-type="float" office:value="27.440161160862" calcext:value-type="float">
            <text:p>27.440161160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338" calcext:value-type="float">
            <text:p>40338</text:p>
          </table:table-cell>
          <table:table-cell office:value-type="float" office:value="204.000009896" calcext:value-type="float">
            <text:p>204.000009896</text:p>
          </table:table-cell>
          <table:table-cell office:value-type="float" office:value="31.07429049953" calcext:value-type="float">
            <text:p>31.074290499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802" calcext:value-type="float">
            <text:p>40802</text:p>
          </table:table-cell>
          <table:table-cell office:value-type="float" office:value="207.000009896" calcext:value-type="float">
            <text:p>207.000009896</text:p>
          </table:table-cell>
          <table:table-cell office:value-type="float" office:value="29.235353791894" calcext:value-type="float">
            <text:p>29.235353791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1266" calcext:value-type="float">
            <text:p>41266</text:p>
          </table:table-cell>
          <table:table-cell office:value-type="float" office:value="210.000009896" calcext:value-type="float">
            <text:p>210.000009896</text:p>
          </table:table-cell>
          <table:table-cell office:value-type="float" office:value="27.161240595242" calcext:value-type="float">
            <text:p>27.161240595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1730" calcext:value-type="float">
            <text:p>41730</text:p>
          </table:table-cell>
          <table:table-cell office:value-type="float" office:value="213.000009896" calcext:value-type="float">
            <text:p>213.000009896</text:p>
          </table:table-cell>
          <table:table-cell office:value-type="float" office:value="32.119736875777" calcext:value-type="float">
            <text:p>32.119736875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2194" calcext:value-type="float">
            <text:p>42194</text:p>
          </table:table-cell>
          <table:table-cell office:value-type="float" office:value="216.000009896" calcext:value-type="float">
            <text:p>216.000009896</text:p>
          </table:table-cell>
          <table:table-cell office:value-type="float" office:value="27.988601050975" calcext:value-type="float">
            <text:p>27.98860105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2658" calcext:value-type="float">
            <text:p>42658</text:p>
          </table:table-cell>
          <table:table-cell office:value-type="float" office:value="219.000009896" calcext:value-type="float">
            <text:p>219.000009896</text:p>
          </table:table-cell>
          <table:table-cell office:value-type="float" office:value="30.982605149372" calcext:value-type="float">
            <text:p>30.982605149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3122" calcext:value-type="float">
            <text:p>43122</text:p>
          </table:table-cell>
          <table:table-cell office:value-type="float" office:value="222.000009896" calcext:value-type="float">
            <text:p>222.000009896</text:p>
          </table:table-cell>
          <table:table-cell office:value-type="float" office:value="28.937311579764" calcext:value-type="float">
            <text:p>28.937311579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3586" calcext:value-type="float">
            <text:p>43586</text:p>
          </table:table-cell>
          <table:table-cell office:value-type="float" office:value="225.000009896" calcext:value-type="float">
            <text:p>225.000009896</text:p>
          </table:table-cell>
          <table:table-cell office:value-type="float" office:value="30.411033605381" calcext:value-type="float">
            <text:p>30.411033605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4050" calcext:value-type="float">
            <text:p>44050</text:p>
          </table:table-cell>
          <table:table-cell office:value-type="float" office:value="228.000009896" calcext:value-type="float">
            <text:p>228.000009896</text:p>
          </table:table-cell>
          <table:table-cell office:value-type="float" office:value="30.615472568383" calcext:value-type="float">
            <text:p>30.615472568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4514" calcext:value-type="float">
            <text:p>44514</text:p>
          </table:table-cell>
          <table:table-cell office:value-type="float" office:value="231.000009896" calcext:value-type="float">
            <text:p>231.000009896</text:p>
          </table:table-cell>
          <table:table-cell office:value-type="float" office:value="30.450973923028" calcext:value-type="float">
            <text:p>30.45097392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4978" calcext:value-type="float">
            <text:p>44978</text:p>
          </table:table-cell>
          <table:table-cell office:value-type="float" office:value="234.000009896" calcext:value-type="float">
            <text:p>234.000009896</text:p>
          </table:table-cell>
          <table:table-cell office:value-type="float" office:value="31.45003738886" calcext:value-type="float">
            <text:p>31.450037388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5442" calcext:value-type="float">
            <text:p>45442</text:p>
          </table:table-cell>
          <table:table-cell office:value-type="float" office:value="237.000009896" calcext:value-type="float">
            <text:p>237.000009896</text:p>
          </table:table-cell>
          <table:table-cell office:value-type="float" office:value="28.229828866497" calcext:value-type="float">
            <text:p>28.229828866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5906" calcext:value-type="float">
            <text:p>45906</text:p>
          </table:table-cell>
          <table:table-cell office:value-type="float" office:value="240.000009896" calcext:value-type="float">
            <text:p>240.000009896</text:p>
          </table:table-cell>
          <table:table-cell office:value-type="float" office:value="30.577077454343" calcext:value-type="float">
            <text:p>30.577077454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6370" calcext:value-type="float">
            <text:p>46370</text:p>
          </table:table-cell>
          <table:table-cell office:value-type="float" office:value="243.000009896" calcext:value-type="float">
            <text:p>243.000009896</text:p>
          </table:table-cell>
          <table:table-cell office:value-type="float" office:value="28.351972624713" calcext:value-type="float">
            <text:p>28.351972624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8625" calcext:value-type="float">
            <text:p>48625</text:p>
          </table:table-cell>
          <table:table-cell office:value-type="float" office:value="246.000028016" calcext:value-type="float">
            <text:p>246.000028016</text:p>
          </table:table-cell>
          <table:table-cell office:value-type="float" office:value="29.881443295129" calcext:value-type="float">
            <text:p>29.881443295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850" calcext:value-type="float">
            <text:p>49850</text:p>
          </table:table-cell>
          <table:table-cell office:value-type="float" office:value="249.000009896" calcext:value-type="float">
            <text:p>249.000009896</text:p>
          </table:table-cell>
          <table:table-cell office:value-type="float" office:value="29.103105261062" calcext:value-type="float">
            <text:p>29.103105261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0314" calcext:value-type="float">
            <text:p>50314</text:p>
          </table:table-cell>
          <table:table-cell office:value-type="float" office:value="252.000009896" calcext:value-type="float">
            <text:p>252.000009896</text:p>
          </table:table-cell>
          <table:table-cell office:value-type="float" office:value="29.890621798092" calcext:value-type="float">
            <text:p>29.890621798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0778" calcext:value-type="float">
            <text:p>50778</text:p>
          </table:table-cell>
          <table:table-cell office:value-type="float" office:value="255.000009896" calcext:value-type="float">
            <text:p>255.000009896</text:p>
          </table:table-cell>
          <table:table-cell office:value-type="float" office:value="30.989053905525" calcext:value-type="float">
            <text:p>30.989053905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1242" calcext:value-type="float">
            <text:p>51242</text:p>
          </table:table-cell>
          <table:table-cell office:value-type="float" office:value="258.000009896" calcext:value-type="float">
            <text:p>258.000009896</text:p>
          </table:table-cell>
          <table:table-cell office:value-type="float" office:value="29.972133597386" calcext:value-type="float">
            <text:p>29.972133597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1706" calcext:value-type="float">
            <text:p>51706</text:p>
          </table:table-cell>
          <table:table-cell office:value-type="float" office:value="261.000009896" calcext:value-type="float">
            <text:p>261.000009896</text:p>
          </table:table-cell>
          <table:table-cell office:value-type="float" office:value="26.695684674788" calcext:value-type="float">
            <text:p>26.695684674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2170" calcext:value-type="float">
            <text:p>52170</text:p>
          </table:table-cell>
          <table:table-cell office:value-type="float" office:value="264.000009896" calcext:value-type="float">
            <text:p>264.000009896</text:p>
          </table:table-cell>
          <table:table-cell office:value-type="float" office:value="31.942416742383" calcext:value-type="float">
            <text:p>31.942416742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2634" calcext:value-type="float">
            <text:p>52634</text:p>
          </table:table-cell>
          <table:table-cell office:value-type="float" office:value="267.000009896" calcext:value-type="float">
            <text:p>267.000009896</text:p>
          </table:table-cell>
          <table:table-cell office:value-type="float" office:value="29.988856761747" calcext:value-type="float">
            <text:p>29.988856761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4156" calcext:value-type="float">
            <text:p>54156</text:p>
          </table:table-cell>
          <table:table-cell office:value-type="float" office:value="270.000009896" calcext:value-type="float">
            <text:p>270.000009896</text:p>
          </table:table-cell>
          <table:table-cell office:value-type="float" office:value="30.356558797616" calcext:value-type="float">
            <text:p>30.356558797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4622" calcext:value-type="float">
            <text:p>54622</text:p>
          </table:table-cell>
          <table:table-cell office:value-type="float" office:value="273.000009896" calcext:value-type="float">
            <text:p>273.000009896</text:p>
          </table:table-cell>
          <table:table-cell office:value-type="float" office:value="31.281321814303" calcext:value-type="float">
            <text:p>31.281321814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5086" calcext:value-type="float">
            <text:p>55086</text:p>
          </table:table-cell>
          <table:table-cell office:value-type="float" office:value="276.000009896" calcext:value-type="float">
            <text:p>276.000009896</text:p>
          </table:table-cell>
          <table:table-cell office:value-type="float" office:value="30.871085457184" calcext:value-type="float">
            <text:p>30.871085457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5550" calcext:value-type="float">
            <text:p>55550</text:p>
          </table:table-cell>
          <table:table-cell office:value-type="float" office:value="279.000009896" calcext:value-type="float">
            <text:p>279.000009896</text:p>
          </table:table-cell>
          <table:table-cell office:value-type="float" office:value="30.571886837485" calcext:value-type="float">
            <text:p>30.571886837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6014" calcext:value-type="float">
            <text:p>56014</text:p>
          </table:table-cell>
          <table:table-cell office:value-type="float" office:value="282.000009896" calcext:value-type="float">
            <text:p>282.000009896</text:p>
          </table:table-cell>
          <table:table-cell office:value-type="float" office:value="29.662196480617" calcext:value-type="float">
            <text:p>29.662196480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6478" calcext:value-type="float">
            <text:p>56478</text:p>
          </table:table-cell>
          <table:table-cell office:value-type="float" office:value="285.000009896" calcext:value-type="float">
            <text:p>285.000009896</text:p>
          </table:table-cell>
          <table:table-cell office:value-type="float" office:value="29.852220026231" calcext:value-type="float">
            <text:p>29.852220026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6942" calcext:value-type="float">
            <text:p>56942</text:p>
          </table:table-cell>
          <table:table-cell office:value-type="float" office:value="288.000009896" calcext:value-type="float">
            <text:p>288.000009896</text:p>
          </table:table-cell>
          <table:table-cell office:value-type="float" office:value="30.750989003834" calcext:value-type="float">
            <text:p>30.75098900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7406" calcext:value-type="float">
            <text:p>57406</text:p>
          </table:table-cell>
          <table:table-cell office:value-type="float" office:value="291.000009896" calcext:value-type="float">
            <text:p>291.000009896</text:p>
          </table:table-cell>
          <table:table-cell office:value-type="float" office:value="29.83118888895" calcext:value-type="float">
            <text:p>29.83118888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7870" calcext:value-type="float">
            <text:p>57870</text:p>
          </table:table-cell>
          <table:table-cell office:value-type="float" office:value="294.000009896" calcext:value-type="float">
            <text:p>294.000009896</text:p>
          </table:table-cell>
          <table:table-cell office:value-type="float" office:value="31.231069637318" calcext:value-type="float">
            <text:p>31.231069637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8334" calcext:value-type="float">
            <text:p>58334</text:p>
          </table:table-cell>
          <table:table-cell office:value-type="float" office:value="297.000009896" calcext:value-type="float">
            <text:p>297.000009896</text:p>
          </table:table-cell>
          <table:table-cell office:value-type="float" office:value="29.159241715703" calcext:value-type="float">
            <text:p>29.159241715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8798" calcext:value-type="float">
            <text:p>58798</text:p>
          </table:table-cell>
          <table:table-cell office:value-type="float" office:value="300.000009896" calcext:value-type="float">
            <text:p>300.000009896</text:p>
          </table:table-cell>
          <table:table-cell office:value-type="float" office:value="29.449816916549" calcext:value-type="float">
            <text:p>29.4498169165</text:p>
          </table:table-cell>
          <table:table-cell office:value-type="float" office:value="95" calcext:value-type="float">
            <text:p>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7:38:18.461417376</dc:date>
    <meta:editing-duration>PT1M2S</meta:editing-duration>
    <meta:editing-cycles>1</meta:editing-cycles>
    <meta:document-statistic meta:table-count="1" meta:cell-count="500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34cm" svg:y="0.315cm" chart:style-name="ch2">
          <text:p>Total energy generation</text:p>
        </chart:title>
        <chart:subtitle svg:x="6.902cm" svg:y="1.286cm" chart:style-name="ch3">
          <text:p>2ieds, 3rtus</text:p>
        </chart:subtitle>
        <chart:legend chart:legend-position="end" svg:x="13.114cm" svg:y="3.925cm" style:legend-expansion="high" chart:style-name="ch4"/>
        <chart:plot-area chart:style-name="ch5" table:cell-range-address="sum_sum.C1:sum_sum.E100" chart:data-source-has-labels="row" svg:x="0.32cm" svg:y="2.153cm" svg:width="12.474cm" svg:height="6.667cm">
          <chartooo:coordinate-region svg:x="0.994cm" svg:y="2.366cm" svg:width="11.269cm" svg:height="5.78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um_sum.D1:sum_sum.D100" loext:label-string="sum" chart:class="chart:scatter">
            <chart:domain table:cell-range-address="sum_sum.C1:sum_sum.C100"/>
            <chart:data-point chart:repeated="100"/>
          </chart:series>
          <chart:series chart:style-name="ch9" chart:values-cell-range-address="sum_sum.E1:sum_sum.E100" loext:label-string="threshold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um</text:p>
              </table:table-cell>
              <table:table-cell office:value-type="string">
                <text:p>thresh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0009896">
                <text:p>3.000009896</text:p>
                <draw:g>
                  <svg:desc>sum_sum.C1:sum_sum.C100</svg:desc>
                </draw:g>
              </table:table-cell>
              <table:table-cell office:value-type="float" office:value="28.300196460445">
                <text:p>28.300196460445</text:p>
                <draw:g>
                  <svg:desc>sum_sum.D1:sum_sum.D100</svg:desc>
                </draw:g>
              </table:table-cell>
              <table:table-cell office:value-type="float" office:value="95">
                <text:p>95</text:p>
                <draw:g>
                  <svg:desc>sum_sum.E1:sum_sum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00009896">
                <text:p>6.000009896</text:p>
              </table:table-cell>
              <table:table-cell office:value-type="float" office:value="32.330170514135">
                <text:p>32.33017051413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0009896">
                <text:p>9.000009896</text:p>
              </table:table-cell>
              <table:table-cell office:value-type="float" office:value="29.472261442362">
                <text:p>29.47226144236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00009896">
                <text:p>12.000009896</text:p>
              </table:table-cell>
              <table:table-cell office:value-type="float" office:value="31.130651833741">
                <text:p>31.13065183374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00009896">
                <text:p>15.000009896</text:p>
              </table:table-cell>
              <table:table-cell office:value-type="float" office:value="31.133832824503">
                <text:p>31.13383282450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00009896">
                <text:p>18.000009896</text:p>
              </table:table-cell>
              <table:table-cell office:value-type="float" office:value="30.387446704832">
                <text:p>30.38744670483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00009896">
                <text:p>21.000009896</text:p>
              </table:table-cell>
              <table:table-cell office:value-type="float" office:value="29.583352257387">
                <text:p>29.58335225738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000009896">
                <text:p>24.000009896</text:p>
              </table:table-cell>
              <table:table-cell office:value-type="float" office:value="29.579881093319">
                <text:p>29.57988109331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000009896">
                <text:p>27.000009896</text:p>
              </table:table-cell>
              <table:table-cell office:value-type="float" office:value="31.599320617586">
                <text:p>31.59932061758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00009896">
                <text:p>30.000009896</text:p>
              </table:table-cell>
              <table:table-cell office:value-type="float" office:value="28.591822447045">
                <text:p>28.59182244704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000009896">
                <text:p>33.000009896</text:p>
              </table:table-cell>
              <table:table-cell office:value-type="float" office:value="30.301858961017">
                <text:p>30.30185896101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9896">
                <text:p>36.000009896</text:p>
              </table:table-cell>
              <table:table-cell office:value-type="float" office:value="33.260746333091">
                <text:p>33.26074633309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000009896">
                <text:p>39.000009896</text:p>
              </table:table-cell>
              <table:table-cell office:value-type="float" office:value="29.761258668355">
                <text:p>29.76125866835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000009896">
                <text:p>42.000009896</text:p>
              </table:table-cell>
              <table:table-cell office:value-type="float" office:value="28.837842491924">
                <text:p>28.83784249192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000009896">
                <text:p>45.000009896</text:p>
              </table:table-cell>
              <table:table-cell office:value-type="float" office:value="29.844105160185">
                <text:p>29.84410516018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000009896">
                <text:p>48.000009896</text:p>
              </table:table-cell>
              <table:table-cell office:value-type="float" office:value="32.208359782257">
                <text:p>32.20835978225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00009896">
                <text:p>51.000009896</text:p>
              </table:table-cell>
              <table:table-cell office:value-type="float" office:value="29.678076614634">
                <text:p>29.67807661463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00009896">
                <text:p>54.000009896</text:p>
              </table:table-cell>
              <table:table-cell office:value-type="float" office:value="30.119977619309">
                <text:p>30.11997761930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000009896">
                <text:p>57.000009896</text:p>
              </table:table-cell>
              <table:table-cell office:value-type="float" office:value="31.132607768691">
                <text:p>31.13260776869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000009896">
                <text:p>60.000009896</text:p>
              </table:table-cell>
              <table:table-cell office:value-type="float" office:value="111.99671712405">
                <text:p>111.9967171240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000009896">
                <text:p>63.000009896</text:p>
              </table:table-cell>
              <table:table-cell office:value-type="float" office:value="30.963269004738">
                <text:p>30.96326900473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000009896">
                <text:p>66.000009896</text:p>
              </table:table-cell>
              <table:table-cell office:value-type="float" office:value="28.043978052143">
                <text:p>28.04397805214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.000009896">
                <text:p>69.000009896</text:p>
              </table:table-cell>
              <table:table-cell office:value-type="float" office:value="29.347044800329">
                <text:p>29.34704480032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000009896">
                <text:p>72.000009896</text:p>
              </table:table-cell>
              <table:table-cell office:value-type="float" office:value="28.799277510795">
                <text:p>28.7992775107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000009896">
                <text:p>75.000009896</text:p>
              </table:table-cell>
              <table:table-cell office:value-type="float" office:value="30.118754836797">
                <text:p>30.11875483679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000009896">
                <text:p>78.000009896</text:p>
              </table:table-cell>
              <table:table-cell office:value-type="float" office:value="29.341995501122">
                <text:p>29.34199550112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.000009896">
                <text:p>81.000009896</text:p>
              </table:table-cell>
              <table:table-cell office:value-type="float" office:value="29.657536085831">
                <text:p>29.65753608583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000009896">
                <text:p>84.000009896</text:p>
              </table:table-cell>
              <table:table-cell office:value-type="float" office:value="29.113634494717">
                <text:p>29.11363449471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.000009896">
                <text:p>87.000009896</text:p>
              </table:table-cell>
              <table:table-cell office:value-type="float" office:value="28.02133470116">
                <text:p>28.0213347011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000009896">
                <text:p>90.000009896</text:p>
              </table:table-cell>
              <table:table-cell office:value-type="float" office:value="33.773564933427">
                <text:p>33.77356493342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000009896">
                <text:p>93.000009896</text:p>
              </table:table-cell>
              <table:table-cell office:value-type="float" office:value="32.012563167142">
                <text:p>32.01256316714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000009896">
                <text:p>96.000009896</text:p>
              </table:table-cell>
              <table:table-cell office:value-type="float" office:value="30.706858304165">
                <text:p>30.70685830416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000009896">
                <text:p>99.000009896</text:p>
              </table:table-cell>
              <table:table-cell office:value-type="float" office:value="32.422652809394">
                <text:p>32.42265280939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000009896">
                <text:p>102.000009896</text:p>
              </table:table-cell>
              <table:table-cell office:value-type="float" office:value="30.729960959536">
                <text:p>30.72996095953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000009896">
                <text:p>105.000009896</text:p>
              </table:table-cell>
              <table:table-cell office:value-type="float" office:value="29.9308607995">
                <text:p>29.93086079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.000009896">
                <text:p>108.000009896</text:p>
              </table:table-cell>
              <table:table-cell office:value-type="float" office:value="29.448978190757">
                <text:p>29.44897819075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.000009896">
                <text:p>111.000009896</text:p>
              </table:table-cell>
              <table:table-cell office:value-type="float" office:value="32.643443694751">
                <text:p>32.64344369475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.000009896">
                <text:p>114.000009896</text:p>
              </table:table-cell>
              <table:table-cell office:value-type="float" office:value="30.126258426282">
                <text:p>30.12625842628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.000009896">
                <text:p>117.000009896</text:p>
              </table:table-cell>
              <table:table-cell office:value-type="float" office:value="30.48250703387">
                <text:p>30.4825070338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.000009896">
                <text:p>120.000009896</text:p>
              </table:table-cell>
              <table:table-cell office:value-type="float" office:value="31.28780077041">
                <text:p>31.2878007704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000028016">
                <text:p>123.000028016</text:p>
              </table:table-cell>
              <table:table-cell office:value-type="float" office:value="31.366347028182">
                <text:p>31.36634702818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.000009896">
                <text:p>126.000009896</text:p>
              </table:table-cell>
              <table:table-cell office:value-type="float" office:value="28.808919820425">
                <text:p>28.80891982042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.000009896">
                <text:p>129.000009896</text:p>
              </table:table-cell>
              <table:table-cell office:value-type="float" office:value="31.191290268156">
                <text:p>31.19129026815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.000009896">
                <text:p>132.000009896</text:p>
              </table:table-cell>
              <table:table-cell office:value-type="float" office:value="28.386930891706">
                <text:p>28.38693089170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000009896">
                <text:p>135.000009896</text:p>
              </table:table-cell>
              <table:table-cell office:value-type="float" office:value="33.423269563372">
                <text:p>33.42326956337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.000009896">
                <text:p>138.000009896</text:p>
              </table:table-cell>
              <table:table-cell office:value-type="float" office:value="31.461182333052">
                <text:p>31.46118233305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.000009896">
                <text:p>141.000009896</text:p>
              </table:table-cell>
              <table:table-cell office:value-type="float" office:value="28.665693001352">
                <text:p>28.66569300135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.000009896">
                <text:p>144.000009896</text:p>
              </table:table-cell>
              <table:table-cell office:value-type="float" office:value="29.873721502698">
                <text:p>29.87372150269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.000009896">
                <text:p>147.000009896</text:p>
              </table:table-cell>
              <table:table-cell office:value-type="float" office:value="29.498503880271">
                <text:p>29.49850388027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.000009896">
                <text:p>150.000009896</text:p>
              </table:table-cell>
              <table:table-cell office:value-type="float" office:value="31.598788537618">
                <text:p>31.59878853761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.000009896">
                <text:p>153.000009896</text:p>
              </table:table-cell>
              <table:table-cell office:value-type="float" office:value="29.594596886367">
                <text:p>29.59459688636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.000009896">
                <text:p>156.000009896</text:p>
              </table:table-cell>
              <table:table-cell office:value-type="float" office:value="31.928090392696">
                <text:p>31.92809039269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.000009896">
                <text:p>159.000009896</text:p>
              </table:table-cell>
              <table:table-cell office:value-type="float" office:value="28.055301641567">
                <text:p>28.05530164156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.000009896">
                <text:p>162.000009896</text:p>
              </table:table-cell>
              <table:table-cell office:value-type="float" office:value="29.919366503878">
                <text:p>29.91936650387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.000009896">
                <text:p>165.000009896</text:p>
              </table:table-cell>
              <table:table-cell office:value-type="float" office:value="29.014863372179">
                <text:p>29.01486337217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.000009896">
                <text:p>168.000009896</text:p>
              </table:table-cell>
              <table:table-cell office:value-type="float" office:value="29.984405659295">
                <text:p>29.9844056592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.000009896">
                <text:p>171.000009896</text:p>
              </table:table-cell>
              <table:table-cell office:value-type="float" office:value="31.347059430825">
                <text:p>31.34705943082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.000009896">
                <text:p>174.000009896</text:p>
              </table:table-cell>
              <table:table-cell office:value-type="float" office:value="30.756868669354">
                <text:p>30.75686866935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.000009896">
                <text:p>177.000009896</text:p>
              </table:table-cell>
              <table:table-cell office:value-type="float" office:value="29.58362307136">
                <text:p>29.5836230713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.000009896">
                <text:p>180.000009896</text:p>
              </table:table-cell>
              <table:table-cell office:value-type="float" office:value="30.563050924825">
                <text:p>30.56305092482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.000009896">
                <text:p>183.000009896</text:p>
              </table:table-cell>
              <table:table-cell office:value-type="float" office:value="32.110499626412">
                <text:p>32.11049962641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.000009896">
                <text:p>186.000009896</text:p>
              </table:table-cell>
              <table:table-cell office:value-type="float" office:value="30.138197628742">
                <text:p>30.13819762874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.000009896">
                <text:p>189.000009896</text:p>
              </table:table-cell>
              <table:table-cell office:value-type="float" office:value="29.722910891313">
                <text:p>29.72291089131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.000009896">
                <text:p>192.000009896</text:p>
              </table:table-cell>
              <table:table-cell office:value-type="float" office:value="29.574591398978">
                <text:p>29.57459139897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.000009896">
                <text:p>195.000009896</text:p>
              </table:table-cell>
              <table:table-cell office:value-type="float" office:value="30.442784385042">
                <text:p>30.44278438504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.000009896">
                <text:p>198.000009896</text:p>
              </table:table-cell>
              <table:table-cell office:value-type="float" office:value="29.520537218671">
                <text:p>29.52053721867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.000009896">
                <text:p>201.000009896</text:p>
              </table:table-cell>
              <table:table-cell office:value-type="float" office:value="27.440161160862">
                <text:p>27.44016116086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.000009896">
                <text:p>204.000009896</text:p>
              </table:table-cell>
              <table:table-cell office:value-type="float" office:value="31.07429049953">
                <text:p>31.0742904995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.000009896">
                <text:p>207.000009896</text:p>
              </table:table-cell>
              <table:table-cell office:value-type="float" office:value="29.235353791894">
                <text:p>29.23535379189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.000009896">
                <text:p>210.000009896</text:p>
              </table:table-cell>
              <table:table-cell office:value-type="float" office:value="27.161240595242">
                <text:p>27.16124059524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.000009896">
                <text:p>213.000009896</text:p>
              </table:table-cell>
              <table:table-cell office:value-type="float" office:value="32.119736875777">
                <text:p>32.11973687577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.000009896">
                <text:p>216.000009896</text:p>
              </table:table-cell>
              <table:table-cell office:value-type="float" office:value="27.988601050975">
                <text:p>27.98860105097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.000009896">
                <text:p>219.000009896</text:p>
              </table:table-cell>
              <table:table-cell office:value-type="float" office:value="30.982605149372">
                <text:p>30.98260514937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.000009896">
                <text:p>222.000009896</text:p>
              </table:table-cell>
              <table:table-cell office:value-type="float" office:value="28.937311579764">
                <text:p>28.93731157976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.000009896">
                <text:p>225.000009896</text:p>
              </table:table-cell>
              <table:table-cell office:value-type="float" office:value="30.411033605381">
                <text:p>30.41103360538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.000009896">
                <text:p>228.000009896</text:p>
              </table:table-cell>
              <table:table-cell office:value-type="float" office:value="30.615472568383">
                <text:p>30.61547256838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.000009896">
                <text:p>231.000009896</text:p>
              </table:table-cell>
              <table:table-cell office:value-type="float" office:value="30.450973923028">
                <text:p>30.45097392302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.000009896">
                <text:p>234.000009896</text:p>
              </table:table-cell>
              <table:table-cell office:value-type="float" office:value="31.45003738886">
                <text:p>31.4500373888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.000009896">
                <text:p>237.000009896</text:p>
              </table:table-cell>
              <table:table-cell office:value-type="float" office:value="28.229828866497">
                <text:p>28.22982886649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.000009896">
                <text:p>240.000009896</text:p>
              </table:table-cell>
              <table:table-cell office:value-type="float" office:value="30.577077454343">
                <text:p>30.57707745434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.000009896">
                <text:p>243.000009896</text:p>
              </table:table-cell>
              <table:table-cell office:value-type="float" office:value="28.351972624713">
                <text:p>28.35197262471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.000028016">
                <text:p>246.000028016</text:p>
              </table:table-cell>
              <table:table-cell office:value-type="float" office:value="29.881443295129">
                <text:p>29.88144329512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.000009896">
                <text:p>249.000009896</text:p>
              </table:table-cell>
              <table:table-cell office:value-type="float" office:value="29.103105261062">
                <text:p>29.10310526106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.000009896">
                <text:p>252.000009896</text:p>
              </table:table-cell>
              <table:table-cell office:value-type="float" office:value="29.890621798092">
                <text:p>29.89062179809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000009896">
                <text:p>255.000009896</text:p>
              </table:table-cell>
              <table:table-cell office:value-type="float" office:value="30.989053905525">
                <text:p>30.98905390552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.000009896">
                <text:p>258.000009896</text:p>
              </table:table-cell>
              <table:table-cell office:value-type="float" office:value="29.972133597386">
                <text:p>29.97213359738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.000009896">
                <text:p>261.000009896</text:p>
              </table:table-cell>
              <table:table-cell office:value-type="float" office:value="26.695684674788">
                <text:p>26.69568467478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.000009896">
                <text:p>264.000009896</text:p>
              </table:table-cell>
              <table:table-cell office:value-type="float" office:value="31.942416742383">
                <text:p>31.94241674238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.000009896">
                <text:p>267.000009896</text:p>
              </table:table-cell>
              <table:table-cell office:value-type="float" office:value="29.988856761747">
                <text:p>29.98885676174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.000009896">
                <text:p>270.000009896</text:p>
              </table:table-cell>
              <table:table-cell office:value-type="float" office:value="30.356558797616">
                <text:p>30.35655879761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.000009896">
                <text:p>273.000009896</text:p>
              </table:table-cell>
              <table:table-cell office:value-type="float" office:value="31.281321814303">
                <text:p>31.28132181430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.000009896">
                <text:p>276.000009896</text:p>
              </table:table-cell>
              <table:table-cell office:value-type="float" office:value="30.871085457184">
                <text:p>30.87108545718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.000009896">
                <text:p>279.000009896</text:p>
              </table:table-cell>
              <table:table-cell office:value-type="float" office:value="30.571886837485">
                <text:p>30.57188683748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.000009896">
                <text:p>282.000009896</text:p>
              </table:table-cell>
              <table:table-cell office:value-type="float" office:value="29.662196480617">
                <text:p>29.66219648061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.000009896">
                <text:p>285.000009896</text:p>
              </table:table-cell>
              <table:table-cell office:value-type="float" office:value="29.852220026231">
                <text:p>29.85222002623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.000009896">
                <text:p>288.000009896</text:p>
              </table:table-cell>
              <table:table-cell office:value-type="float" office:value="30.750989003834">
                <text:p>30.75098900383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.000009896">
                <text:p>291.000009896</text:p>
              </table:table-cell>
              <table:table-cell office:value-type="float" office:value="29.83118888895">
                <text:p>29.831188888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.000009896">
                <text:p>294.000009896</text:p>
              </table:table-cell>
              <table:table-cell office:value-type="float" office:value="31.231069637318">
                <text:p>31.23106963731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.000009896">
                <text:p>297.000009896</text:p>
              </table:table-cell>
              <table:table-cell office:value-type="float" office:value="29.159241715703">
                <text:p>29.15924171570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.000009896">
                <text:p>300.000009896</text:p>
              </table:table-cell>
              <table:table-cell office:value-type="float" office:value="29.449816916549">
                <text:p>29.449816916549</text:p>
              </table:table-cell>
              <table:table-cell office:value-type="float" office:value="95">
                <text:p>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